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5.7717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02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 style:data-style-name="N72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72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64">
      <style:table-cell-properties style:text-align-source="fix" style:repeat-content="false" style:vertical-align="top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earnSong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3" table:number-columns-repeated="2" table:default-cell-style-name="ce19"/>
        <table:table-column table:style-name="co5" table:default-cell-style-name="ce13"/>
        <table:table-column table:style-name="co6" table:default-cell-style-name="ce22"/>
        <table:table-column table:style-name="co7" table:default-cell-style-name="ce22"/>
        <table:table-column table:style-name="co8" table:default-cell-style-name="ce9"/>
        <table:table-column table:style-name="co6" table:number-columns-repeated="1014" table:default-cell-style-name="ce22"/>
        <table:table-row table:style-name="ro1">
          <table:table-cell table:style-name="ce14" office:value-type="string" calcext:value-type="string">
            <text:p>Date</text:p>
          </table:table-cell>
          <table:table-cell table:style-name="ce6" office:value-type="string" calcext:value-type="string">
            <text:p>Notes</text:p>
          </table:table-cell>
          <table:table-cell table:style-name="ce14" office:value-type="string" calcext:value-type="string">
            <text:p>Type of Work</text:p>
          </table:table-cell>
          <table:table-cell table:style-name="ce14" office:value-type="string" calcext:value-type="string">
            <text:p>Sub Type</text:p>
          </table:table-cell>
          <table:table-cell table:style-name="ce16" office:value-type="string" calcext:value-type="string">
            <text:p>Start Time</text:p>
          </table:table-cell>
          <table:table-cell table:style-name="ce14" office:value-type="string" calcext:value-type="string">
            <text:p>End Time</text:p>
          </table:table-cell>
          <table:table-cell table:style-name="ce14" office:value-type="string" calcext:value-type="string">
            <text:p>Hours Spent</text:p>
          </table:table-cell>
          <table:table-cell table:style-name="ce32"/>
          <table:table-cell table:style-name="ce23" office:value-type="string" calcext:value-type="string">
            <text:p>TOTAL HOURS:</text:p>
          </table:table-cell>
          <table:table-cell table:style-name="ce17" table:formula="of:=SUM([.G2:.G1048576])" office:value-type="time" office:time-value="PT01H00M00S" calcext:value-type="time">
            <text:p>01:00:00.0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0:00:00" calcext:value-type="date">
            <text:p>11/21/2024 10:00 AM</text:p>
          </table:table-cell>
          <table:table-cell office:value-type="date" office:date-value="2024-11-21T11:00:00" calcext:value-type="date">
            <text:p>11/21/2024 11:00 AM</text:p>
          </table:table-cell>
          <table:table-cell table:style-name="ce12" table:formula="of:=[.F2]-[.E2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2" calcext:value-type="date">
            <text:p>11/22/2024</text:p>
          </table:table-cell>
          <table:table-cell table:number-columns-repeated="5"/>
          <table:table-cell table:style-name="ce12" table:formula="of:=[.F3]-[.E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3" calcext:value-type="date">
            <text:p>11/23/2024</text:p>
          </table:table-cell>
          <table:table-cell table:number-columns-repeated="5"/>
          <table:table-cell table:style-name="ce12" table:formula="of:=[.F4]-[.E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4" calcext:value-type="date">
            <text:p>11/24/2024</text:p>
          </table:table-cell>
          <table:table-cell table:number-columns-repeated="5"/>
          <table:table-cell table:style-name="ce12" table:formula="of:=[.F5]-[.E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5" calcext:value-type="date">
            <text:p>11/25/2024</text:p>
          </table:table-cell>
          <table:table-cell table:number-columns-repeated="5"/>
          <table:table-cell table:style-name="ce12" table:formula="of:=[.F6]-[.E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6" calcext:value-type="date">
            <text:p>11/26/2024</text:p>
          </table:table-cell>
          <table:table-cell table:number-columns-repeated="5"/>
          <table:table-cell table:style-name="ce12" table:formula="of:=[.F7]-[.E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7" calcext:value-type="date">
            <text:p>11/27/2024</text:p>
          </table:table-cell>
          <table:table-cell table:number-columns-repeated="5"/>
          <table:table-cell table:style-name="ce12" table:formula="of:=[.F8]-[.E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8" calcext:value-type="date">
            <text:p>11/28/2024</text:p>
          </table:table-cell>
          <table:table-cell table:number-columns-repeated="5"/>
          <table:table-cell table:style-name="ce12" table:formula="of:=[.F9]-[.E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9" calcext:value-type="date">
            <text:p>11/29/2024</text:p>
          </table:table-cell>
          <table:table-cell table:number-columns-repeated="5"/>
          <table:table-cell table:style-name="ce12" table:formula="of:=[.F10]-[.E1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30" calcext:value-type="date">
            <text:p>11/30/2024</text:p>
          </table:table-cell>
          <table:table-cell table:number-columns-repeated="5"/>
          <table:table-cell table:style-name="ce12" table:formula="of:=[.F11]-[.E1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1" calcext:value-type="date">
            <text:p>12/01/2024</text:p>
          </table:table-cell>
          <table:table-cell table:number-columns-repeated="5"/>
          <table:table-cell table:style-name="ce12" table:formula="of:=[.F12]-[.E1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2" calcext:value-type="date">
            <text:p>12/02/2024</text:p>
          </table:table-cell>
          <table:table-cell table:number-columns-repeated="5"/>
          <table:table-cell table:style-name="ce12" table:formula="of:=[.F13]-[.E1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3" calcext:value-type="date">
            <text:p>12/03/2024</text:p>
          </table:table-cell>
          <table:table-cell table:number-columns-repeated="5"/>
          <table:table-cell table:style-name="ce12" table:formula="of:=[.F14]-[.E1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4" calcext:value-type="date">
            <text:p>12/04/2024</text:p>
          </table:table-cell>
          <table:table-cell table:number-columns-repeated="5"/>
          <table:table-cell table:style-name="ce12" table:formula="of:=[.F15]-[.E1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5" calcext:value-type="date">
            <text:p>12/05/2024</text:p>
          </table:table-cell>
          <table:table-cell table:number-columns-repeated="5"/>
          <table:table-cell table:style-name="ce12" table:formula="of:=[.F16]-[.E1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6" calcext:value-type="date">
            <text:p>12/06/2024</text:p>
          </table:table-cell>
          <table:table-cell table:number-columns-repeated="5"/>
          <table:table-cell table:style-name="ce12" table:formula="of:=[.F17]-[.E1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7" calcext:value-type="date">
            <text:p>12/07/2024</text:p>
          </table:table-cell>
          <table:table-cell table:number-columns-repeated="5"/>
          <table:table-cell table:style-name="ce12" table:formula="of:=[.F18]-[.E1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8" calcext:value-type="date">
            <text:p>12/08/2024</text:p>
          </table:table-cell>
          <table:table-cell table:number-columns-repeated="5"/>
          <table:table-cell table:style-name="ce12" table:formula="of:=[.F19]-[.E1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9" calcext:value-type="date">
            <text:p>12/09/2024</text:p>
          </table:table-cell>
          <table:table-cell table:number-columns-repeated="5"/>
          <table:table-cell table:style-name="ce12" table:formula="of:=[.F20]-[.E2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0" calcext:value-type="date">
            <text:p>12/10/2024</text:p>
          </table:table-cell>
          <table:table-cell table:number-columns-repeated="5"/>
          <table:table-cell table:style-name="ce12" table:formula="of:=[.F21]-[.E2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1" calcext:value-type="date">
            <text:p>12/11/2024</text:p>
          </table:table-cell>
          <table:table-cell table:number-columns-repeated="5"/>
          <table:table-cell table:style-name="ce12" table:formula="of:=[.F22]-[.E2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2" calcext:value-type="date">
            <text:p>12/12/2024</text:p>
          </table:table-cell>
          <table:table-cell table:number-columns-repeated="5"/>
          <table:table-cell table:style-name="ce12" table:formula="of:=[.F23]-[.E2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3" calcext:value-type="date">
            <text:p>12/13/2024</text:p>
          </table:table-cell>
          <table:table-cell table:number-columns-repeated="5"/>
          <table:table-cell table:style-name="ce12" table:formula="of:=[.F24]-[.E2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4" calcext:value-type="date">
            <text:p>12/14/2024</text:p>
          </table:table-cell>
          <table:table-cell table:number-columns-repeated="5"/>
          <table:table-cell table:style-name="ce12" table:formula="of:=[.F25]-[.E2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5" calcext:value-type="date">
            <text:p>12/15/2024</text:p>
          </table:table-cell>
          <table:table-cell table:number-columns-repeated="5"/>
          <table:table-cell table:style-name="ce12" table:formula="of:=[.F26]-[.E2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6" calcext:value-type="date">
            <text:p>12/16/2024</text:p>
          </table:table-cell>
          <table:table-cell table:number-columns-repeated="5"/>
          <table:table-cell table:style-name="ce12" table:formula="of:=[.F27]-[.E2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7" calcext:value-type="date">
            <text:p>12/17/2024</text:p>
          </table:table-cell>
          <table:table-cell table:number-columns-repeated="5"/>
          <table:table-cell table:style-name="ce12" table:formula="of:=[.F28]-[.E2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8" calcext:value-type="date">
            <text:p>12/18/2024</text:p>
          </table:table-cell>
          <table:table-cell table:number-columns-repeated="5"/>
          <table:table-cell table:style-name="ce12" table:formula="of:=[.F29]-[.E2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9" calcext:value-type="date">
            <text:p>12/19/2024</text:p>
          </table:table-cell>
          <table:table-cell table:number-columns-repeated="5"/>
          <table:table-cell table:style-name="ce12" table:formula="of:=[.F30]-[.E3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0" calcext:value-type="date">
            <text:p>12/20/2024</text:p>
          </table:table-cell>
          <table:table-cell table:number-columns-repeated="5"/>
          <table:table-cell table:style-name="ce12" table:formula="of:=[.F31]-[.E3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1" calcext:value-type="date">
            <text:p>12/21/2024</text:p>
          </table:table-cell>
          <table:table-cell table:number-columns-repeated="5"/>
          <table:table-cell table:style-name="ce12" table:formula="of:=[.F32]-[.E3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2" calcext:value-type="date">
            <text:p>12/22/2024</text:p>
          </table:table-cell>
          <table:table-cell table:number-columns-repeated="5"/>
          <table:table-cell table:style-name="ce12" table:formula="of:=[.F33]-[.E3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3" calcext:value-type="date">
            <text:p>12/23/2024</text:p>
          </table:table-cell>
          <table:table-cell table:number-columns-repeated="5"/>
          <table:table-cell table:style-name="ce12" table:formula="of:=[.F34]-[.E3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4" calcext:value-type="date">
            <text:p>12/24/2024</text:p>
          </table:table-cell>
          <table:table-cell table:number-columns-repeated="5"/>
          <table:table-cell table:style-name="ce12" table:formula="of:=[.F35]-[.E3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5" calcext:value-type="date">
            <text:p>12/25/2024</text:p>
          </table:table-cell>
          <table:table-cell table:number-columns-repeated="5"/>
          <table:table-cell table:style-name="ce12" table:formula="of:=[.F36]-[.E3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6" calcext:value-type="date">
            <text:p>12/26/2024</text:p>
          </table:table-cell>
          <table:table-cell table:number-columns-repeated="5"/>
          <table:table-cell table:style-name="ce12" table:formula="of:=[.F37]-[.E3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7" calcext:value-type="date">
            <text:p>12/27/2024</text:p>
          </table:table-cell>
          <table:table-cell table:number-columns-repeated="5"/>
          <table:table-cell table:style-name="ce12" table:formula="of:=[.F38]-[.E3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8" calcext:value-type="date">
            <text:p>12/28/2024</text:p>
          </table:table-cell>
          <table:table-cell table:number-columns-repeated="5"/>
          <table:table-cell table:style-name="ce12" table:formula="of:=[.F39]-[.E3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9" calcext:value-type="date">
            <text:p>12/29/2024</text:p>
          </table:table-cell>
          <table:table-cell table:number-columns-repeated="5"/>
          <table:table-cell table:style-name="ce12" table:formula="of:=[.F40]-[.E4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0" calcext:value-type="date">
            <text:p>12/30/2024</text:p>
          </table:table-cell>
          <table:table-cell table:number-columns-repeated="5"/>
          <table:table-cell table:style-name="ce12" table:formula="of:=[.F41]-[.E4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1" calcext:value-type="date">
            <text:p>12/31/2024</text:p>
          </table:table-cell>
          <table:table-cell table:number-columns-repeated="5"/>
          <table:table-cell table:style-name="ce12" table:formula="of:=[.F42]-[.E4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4T15:57:15.199925731</meta:creation-date>
    <meta:generator>LibreOffice/7.3.7.2$Linux_X86_64 LibreOffice_project/30$Build-2</meta:generator>
    <dc:date>2024-11-21T11:22:19.541543484</dc:date>
    <meta:editing-duration>P5DT22H37M14S</meta:editing-duration>
    <meta:editing-cycles>524</meta:editing-cycles>
    <meta:document-statistic meta:table-count="1" meta:cell-count="96" meta:object-count="0"/>
  </office:meta>
</office:document-meta>
</file>